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82f0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paragraph-rsid="000864e6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paragraph-rsid="0008c42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paragraph-rsid="0009402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paragraph-rsid="000a6c5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paragraph-rsid="000a7d73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paragraph-rsid="000c278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paragraph-rsid="000d4776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paragraph-rsid="000f7f41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paragraph-rsid="000fc89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paragraph-rsid="0012841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paragraph-rsid="0014501b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paragraph-rsid="0015017f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paragraph-rsid="00174281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paragraph-rsid="0018500e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paragraph-rsid="00198f75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paragraph-rsid="001a370e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normal" officeooo:paragraph-rsid="001a732b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paragraph-rsid="001bf5c0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weight="normal" officeooo:paragraph-rsid="001c4708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weight="normal" officeooo:paragraph-rsid="001caaf8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weight="normal" officeooo:paragraph-rsid="001f17a2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paragraph-rsid="000864e6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style:text-underline-style="none" fo:font-weight="bold" officeooo:paragraph-rsid="000864e6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font-weight="bold" officeooo:paragraph-rsid="000864e6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officeooo:paragraph-rsid="001f17a2" style:font-size-asian="9.60000038146973pt" style:font-weight-asian="bold" style:font-size-complex="11pt" style:font-weight-complex="bold"/>
    </style:style>
    <style:style style:name="T1" style:family="text">
      <style:text-properties officeooo:rsid="00082f09"/>
    </style:style>
    <style:style style:name="T2" style:family="text">
      <style:text-properties officeooo:rsid="000864e6"/>
    </style:style>
    <style:style style:name="T3" style:family="text">
      <style:text-properties style:text-underline-style="solid" style:text-underline-width="auto" style:text-underline-color="font-color" officeooo:rsid="000864e6"/>
    </style:style>
    <style:style style:name="T4" style:family="text">
      <style:text-properties officeooo:rsid="0008c424"/>
    </style:style>
    <style:style style:name="T5" style:family="text">
      <style:text-properties officeooo:rsid="00094021"/>
    </style:style>
    <style:style style:name="T6" style:family="text">
      <style:text-properties officeooo:rsid="000a6c5b"/>
    </style:style>
    <style:style style:name="T7" style:family="text">
      <style:text-properties officeooo:rsid="000a7d73"/>
    </style:style>
    <style:style style:name="T8" style:family="text">
      <style:text-properties fo:font-style="italic" officeooo:rsid="000a7d73" style:font-style-asian="italic" style:font-style-complex="italic"/>
    </style:style>
    <style:style style:name="T9" style:family="text">
      <style:text-properties fo:font-style="normal" officeooo:rsid="000a7d73" style:font-style-asian="normal" style:font-style-complex="normal"/>
    </style:style>
    <style:style style:name="T10" style:family="text">
      <style:text-properties officeooo:rsid="000c278c"/>
    </style:style>
    <style:style style:name="T11" style:family="text">
      <style:text-properties officeooo:rsid="000d4776"/>
    </style:style>
    <style:style style:name="T12" style:family="text">
      <style:text-properties style:text-position="super 58%" officeooo:rsid="000d4776"/>
    </style:style>
    <style:style style:name="T13" style:family="text">
      <style:text-properties style:text-position="super 58%" officeooo:rsid="00198f75"/>
    </style:style>
    <style:style style:name="T14" style:family="text">
      <style:text-properties style:text-position="super 58%" officeooo:rsid="001a370e"/>
    </style:style>
    <style:style style:name="T15" style:family="text">
      <style:text-properties style:text-position="super 58%" officeooo:rsid="001a732b"/>
    </style:style>
    <style:style style:name="T16" style:family="text">
      <style:text-properties officeooo:rsid="000f7f41"/>
    </style:style>
    <style:style style:name="T17" style:family="text">
      <style:text-properties officeooo:rsid="000fc890"/>
    </style:style>
    <style:style style:name="T18" style:family="text">
      <style:text-properties officeooo:rsid="00117ab1"/>
    </style:style>
    <style:style style:name="T19" style:family="text">
      <style:text-properties officeooo:rsid="0011ee9a"/>
    </style:style>
    <style:style style:name="T20" style:family="text">
      <style:text-properties officeooo:rsid="0012841f"/>
    </style:style>
    <style:style style:name="T21" style:family="text">
      <style:text-properties officeooo:rsid="0014501b"/>
    </style:style>
    <style:style style:name="T22" style:family="text">
      <style:text-properties officeooo:rsid="0015017f"/>
    </style:style>
    <style:style style:name="T23" style:family="text">
      <style:text-properties officeooo:rsid="00174281"/>
    </style:style>
    <style:style style:name="T24" style:family="text">
      <style:text-properties fo:font-size="8pt" officeooo:rsid="00174281" style:font-size-asian="8pt" style:font-size-complex="8pt"/>
    </style:style>
    <style:style style:name="T25" style:family="text">
      <style:text-properties officeooo:rsid="00174281" style:font-size-asian="11pt"/>
    </style:style>
    <style:style style:name="T26" style:family="text">
      <style:text-properties officeooo:rsid="0018500e" style:font-size-asian="11pt"/>
    </style:style>
    <style:style style:name="T27" style:family="text">
      <style:text-properties officeooo:rsid="0018500e"/>
    </style:style>
    <style:style style:name="T28" style:family="text">
      <style:text-properties officeooo:rsid="00198f75"/>
    </style:style>
    <style:style style:name="T29" style:family="text">
      <style:text-properties officeooo:rsid="001a370e"/>
    </style:style>
    <style:style style:name="T30" style:family="text">
      <style:text-properties officeooo:rsid="001a732b"/>
    </style:style>
    <style:style style:name="T31" style:family="text">
      <style:text-properties officeooo:rsid="001bf5c0"/>
    </style:style>
    <style:style style:name="T32" style:family="text">
      <style:text-properties officeooo:rsid="001c4708"/>
    </style:style>
    <style:style style:name="T33" style:family="text">
      <style:text-properties officeooo:rsid="001caaf8"/>
    </style:style>
    <style:style style:name="T34" style:family="text">
      <style:text-properties officeooo:rsid="001f17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s NGS en génétique humaine</text:span></text:p>
      <text:p text:style-name="P1"><text:span text:style-name="T1"/></text:p>
      <text:p text:style-name="P12"><text:span text:style-name="T21">SOLENA</text:span></text:p>
      <text:p text:style-name="P2"><text:span text:style-name="T2"/></text:p>
      <text:p text:style-name="P2"><text:span text:style-name="T2">Partie 1</text:span></text:p>
      <text:p text:style-name="P2"><text:span text:style-name="T2">3 milliards de bases ds le génome.</text:span></text:p>
      <text:p text:style-name="P2"><text:span text:style-name="T2">Env. 25 000 gènes.</text:span></text:p>
      <text:p text:style-name="P2"><text:span text:style-name="T2"/></text:p>
      <text:p text:style-name="P2"><text:span text:style-name="T2">Avant le NGS</text:span></text:p>
      <text:p text:style-name="P2"><text:span text:style-name="T2">années 90 : idfentification des gènes responsables de la mucoviscidose.</text:span></text:p>
      <text:p text:style-name="P2"><text:span text:style-name="T2">2002 : 1485 gènes identifieés.</text:span></text:p>
      <text:p text:style-name="P2"><text:span text:style-name="T2">2013 : 3674 gènes identifiés : grace aux NGS (fin des années 2000).</text:span></text:p>
      <text:p text:style-name="P2"><text:span text:style-name="T2"/></text:p>
      <text:p text:style-name="P24"><text:span text:style-name="T2">Approches de séquençage :</text:span></text:p>
      <text:p text:style-name="P2"><text:span text:style-name="T2">séquencer différent spatients qui ont la mm maladie (pas d'autre lien).</text:span></text:p>
      <text:p text:style-name="P2"><text:span text:style-name="T2">Partir de familles d'atteints → séquencer 3 ou <text:s/>4 attenints de la famille. → on cherche un nucl muté et partagé.</text:span></text:p>
      <text:p text:style-name="P2"><text:span text:style-name="T2">Séquencer un patient qatteint alors qu eles parents ne sont pas maldes. → mutation de novo.</text:span></text:p>
      <text:p text:style-name="P2"><text:span text:style-name="T2">Maladie complee : séquencer individus qui on un phénotype particulier : poids élevé : trouver qqchose de commun.</text:span></text:p>
      <text:p text:style-name="P2"><text:span text:style-name="T2"/></text:p>
      <text:p text:style-name="P24"><text:span text:style-name="T2">SANGER :</text:span></text:p>
      <text:p text:style-name="P2"><text:span text:style-name="T2">brin matrice , on séquence le complémentaire : marqués par fluroscence. : conduit à un arrêt de la formation du brin → séparation par chromato.</text:span></text:p>
      <text:p text:style-name="P2"><text:span text:style-name="T2">Reste assez fiable, mm maintenant avec les new technologies.</text:span></text:p>
      <text:p text:style-name="P2"><text:span text:style-name="T2">Analyse longue..</text:span></text:p>
      <text:p text:style-name="P2"><text:span text:style-name="T3">Avantages :</text:span><text:span text:style-name="T2"> </text:span></text:p>
      <text:p text:style-name="P2"><text:span text:style-name="T2">read longs (jusqu'à 1000pb).</text:span></text:p>
      <text:p text:style-name="P2"><text:span text:style-name="T2">Efficace pr les ptits projets.</text:span></text:p>
      <text:p text:style-name="P2"><text:span text:style-name="T2">Peu d'erreurs. (plus des erreurs de préparation de l'échantillon, PCR...)</text:span></text:p>
      <text:p text:style-name="P2"><text:span text:style-name="T2"/></text:p>
      <text:p text:style-name="P23"><text:span text:style-name="T2">Limites :</text:span></text:p>
      <text:p text:style-name="P2"><text:span text:style-name="T2">Bas débit : bien pour 1gène sur 1 patient.</text:span></text:p>
      <text:p text:style-name="P2"><text:span text:style-name="T2">Coûteux : env. 3€ pour une séquence (1 exon d'1 gène pour 1 patient).</text:span></text:p>
      <text:p text:style-name="P2"><text:span text:style-name="T2"/></text:p>
      <text:p text:style-name="P2"><text:span text:style-name="T2">Version la plus récente : GRCh37. (les coordonnées sur le génome changent d'une version à l'autre).</text:span></text:p>
      <text:p text:style-name="P2"><text:span text:style-name="T2"/></text:p>
      <text:p text:style-name="P2"><text:span text:style-name="T2"/></text:p>
      <text:p text:style-name="P2"><text:span text:style-name="T2">Révolution NGS</text:span></text:p>
      <text:p text:style-name="P2"><text:span text:style-name="T2">3 compagnies majeures ds les NGS : Roche, illumina, life technologies</text:span></text:p>
      <text:p text:style-name="P2"><text:span text:style-name="T2">NGS : on séuqence en \\ des millions de fragments.</text:span></text:p>
      <text:p text:style-name="P3"><text:span text:style-name="T4">Des reads bcp plus courts, mais on en obtient bcp plus.</text:span></text:p>
      <text:p text:style-name="P3"><text:span text:style-name="T4">On l'utilise pr des grds projets. </text:span></text:p>
      <text:p text:style-name="P3"><text:span text:style-name="T4">Avec la méthode Sanger., on valide les mutations trouvées par NGS (car + d'erreurs avec NGS).</text:span></text:p>
      <text:p text:style-name="P3"><text:span text:style-name="T4"/></text:p>
      <text:p text:style-name="P3"><text:span text:style-name="T4">Comparaison!= technos :</text:span></text:p>
      <text:p text:style-name="P3"><text:span text:style-name="T4">(on s'interresera + à illumina).</text:span></text:p>
      <text:p text:style-name="P3"><text:span text:style-name="T4">Roche : reads + longs (300 pb) <text:s/>\\ <text:s/>Illumina : 100pb.</text:span></text:p>
      <text:p text:style-name="P3"><text:span text:style-name="T4">Illumina et life techno : - cher.</text:span></text:p>
      <text:p text:style-name="P3"><text:span text:style-name="T4">Illumina : petite taille read mais on s'y retrouve meme en séquençant plus.</text:span></text:p>
      <text:p text:style-name="P2"><text:span text:style-name="T2"/></text:p>
      <text:p text:style-name="P4"><text:span text:style-name="T5">Séquençae génome humain avec sanger : ça a couté des millions, bcp de pays impliqués (la france ne s'occupait que d'un chromosome). 13 ans pour la 1ere séquence..</text:span></text:p>
      <text:p text:style-name="P4"><text:span text:style-name="T5"/></text:p>
      <text:p text:style-name="P5"><text:soft-page-break/><text:span text:style-name="T5">NGS : 4,5 mois </text:span><text:span text:style-name="T6">pour le génome de Watson</text:span><text:span text:style-name="T5"> : moins de 1,5 million.</text:span></text:p>
      <text:p text:style-name="P5"><text:span text:style-name="T6">Aujourd'hui, ça prend 10 jours. L'analyse prend qques semaines.</text:span></text:p>
      <text:p text:style-name="P6"><text:span text:style-name="T7">2007 : 1seul génome séquencé. En 2012 : plus de 10 0000.</text:span></text:p>
      <text:p text:style-name="P2"><text:span text:style-name="T2"/></text:p>
      <text:p text:style-name="P6"><text:span text:style-name="T2"/></text:p>
      <text:p text:style-name="P25"><text:span text:style-name="T2">depuis NGS</text:span></text:p>
      <text:p text:style-name="P6"><text:span text:style-name="T7">A partir de ces NGS, on séqeunce aussi bcp d'espèces. → compréhension de l'évolution...</text:span></text:p>
      <text:p text:style-name="P6"><text:span text:style-name="T7">Etude de la variation entre individus possible (entre populations...).</text:span></text:p>
      <text:p text:style-name="P6"><text:span text:style-name="T2"/></text:p>
      <text:p text:style-name="P6"><text:span text:style-name="T7">Séquençade </text:span><text:span text:style-name="T8">de novo </text:span><text:span text:style-name="T9">: quand on a pas encore de référence pour cette espèce là.</text:span></text:p>
      <text:p text:style-name="P6"><text:span text:style-name="T9">Génome entier, ou uniquement l'exome (pr un moindre coût : ~1000€).</text:span></text:p>
      <text:p text:style-name="P2"><text:span text:style-name="T2"/></text:p>
      <text:p text:style-name="P2"><text:span text:style-name="T2"/></text:p>
      <text:p text:style-name="P24"><text:span text:style-name="T2">illumina</text:span></text:p>
      <text:p text:style-name="P6"><text:span text:style-name="T7">préparation ADN.</text:span></text:p>
      <text:p text:style-name="P6"><text:span text:style-name="T7">Génération de cluster.</text:span></text:p>
      <text:p text:style-name="P6"><text:span text:style-name="T7">Séquençage : obtention <text:s/>de reads.</text:span></text:p>
      <text:p text:style-name="P2"><text:span text:style-name="T2"/></text:p>
      <text:p text:style-name="P6"><text:span text:style-name="T7">Lame de verre : flow cell : différents canaux pour séparer les échantillons : 8 lanes.</text:span></text:p>
      <text:p text:style-name="P6"><text:span text:style-name="T7">Préparation ADN :</text:span></text:p>
      <text:p text:style-name="P6"><text:span text:style-name="T7">fragmentation de l'ADN aux ultrasons. (aléatoire)</text:span></text:p>
      <text:p text:style-name="P6"><text:span text:style-name="T7">réparation des extrémités : franches.</text:span></text:p>
      <text:p text:style-name="P6"><text:span text:style-name="T7">Ajout de base A aux extremités 3'.</text:span></text:p>
      <text:p text:style-name="P2"><text:span text:style-name="T2"/></text:p>
      <text:p text:style-name="P6"><text:span text:style-name="T7">Purification entre ttes ces étapes.</text:span></text:p>
      <text:p text:style-name="P6"><text:span text:style-name="T7">Robotisation pour faciliter la préparation.</text:span></text:p>
      <text:p text:style-name="P6"><text:span text:style-name="T7"/></text:p>
      <text:p text:style-name="P6"><text:span text:style-name="T7">On prend ces fragments, on mélange avec adaptateurs illumina : extrémités T : ligation aux fragments. Séquence P5 et P7 : universelle : complémentaires aux séquences qui sont sur la flow cell. Séquences spécifiques des primers : sert pr le séquençage : </text:span><text:span text:style-name="T10">on peut séquencer ts les fragments (qui sont ts différents) avec un mm primer d'amplification.</text:span></text:p>
      <text:p text:style-name="P6"><text:span text:style-name="T10"/></text:p>
      <text:p text:style-name="P7"><text:span text:style-name="T10">Fixation de la librairie dur la flow cell : fournit par illumina : o positionne la flow cell ds la machine.</text:span></text:p>
      <text:p text:style-name="P7"><text:span text:style-name="T10">Sur la flow cell, on a les seq complémentaires des adaptateurs de notre librairie. C</text:span><text:span text:style-name="T11">h</text:span><text:span text:style-name="T10">aque molécule </text:span><text:span text:style-name="T11">(</text:span><text:span text:style-name="T10">unique</text:span><text:span text:style-name="T11">)</text:span><text:span text:style-name="T10">, va être amplifié</text:span><text:span text:style-name="T11">e</text:span><text:span text:style-name="T10"> → formation de clusters (jusqu'à 1000 fois la molécule de départ). S'ils sont trop proches, on ne pourra pas analyser. </text:span></text:p>
      <text:p text:style-name="P8"><text:span text:style-name="T11">Les clusters sont linéarisés</text:span></text:p>
      <text:p text:style-name="P8"><text:span text:style-name="T11">Un primer vient se fixer en bout de séquence → sert pour le séquençage.</text:span></text:p>
      <text:p text:style-name="P2"><text:span text:style-name="T2"/></text:p>
      <text:p text:style-name="P8"><text:span text:style-name="T11">Si on met trop d'adn : les clusters ne sont pas assez différenciés</text:span></text:p>
      <text:p text:style-name="P8"><text:span text:style-name="T11">Si pas assez d'adn : « perte de séquençage ».</text:span></text:p>
      <text:p text:style-name="P8"><text:span text:style-name="T11"/></text:p>
      <text:p text:style-name="P8"><text:span text:style-name="T11">transfert de la flow-cell sur l'iSeq.</text:span></text:p>
      <text:p text:style-name="P8"><text:span text:style-name="T11">Un autre partie de l'appareil : on met ts les réctifs pr la semaine, puis l'appareil se gère tt seul.</text:span></text:p>
      <text:p text:style-name="P8"><text:span text:style-name="T11"/></text:p>
      <text:p text:style-name="P8"><text:span text:style-name="T11">Au 1</text:span><text:span text:style-name="T12">er</text:span><text:span text:style-name="T11"> cycle : ajout des 4 bases. Au départ, il y a un terminaison sur la base qui empeche la formaton de continuer. → mesures de la fluorescence de cette 1e base (pour le A, le T, le C, et le G).Puis on enlève les groupes de fluorescence et de terminaison.</text:span></text:p>
      <text:p text:style-name="P8"><text:span text:style-name="T11">→ pareill à chaque cycle. </text:span></text:p>
      <text:p text:style-name="P8"><text:span text:style-name="T11">Au début : 30 à 50 cycles. Maintenant, on va jusqu'à 150 bases.</text:span></text:p>
      <text:p text:style-name="P8"><text:span text:style-name="T11"/></text:p>
      <text:p text:style-name="P9"><text:span text:style-name="T16">Single-end sequencing (comme dit avant) \\ Paired-end sequencing : séquence aux deux extremités des fragments.</text:span></text:p>
      <text:p text:style-name="P2"><text:soft-page-break/><text:span text:style-name="T2"/></text:p>
      <text:p text:style-name="P2"><text:span text:style-name="T2"/></text:p>
      <text:p text:style-name="P2"><text:span text:style-name="T2">Exemple</text:span></text:p>
      <text:p text:style-name="P10"><text:span text:style-name="T17">Patient avec maladie : identifier la mutation génétique. </text:span></text:p>
      <text:p text:style-name="P10"><text:span text:style-name="T17">Génome entier ou exome (moins cher, mais on peu louper l'info) ?</text:span></text:p>
      <text:p text:style-name="P10"><text:span text:style-name="T17"/></text:p>
      <text:p text:style-name="P10"><text:span text:style-name="T17">Exom sequencing : hybridation des fragments d'ADN de la librairie avec des sondes d'ARN. </text:span><text:span text:style-name="T18">On se retrouve un fichier de variants à la fin (fichier vcf). </text:span><text:span text:style-name="T19">Env. 20 000 variants en général . → comment arriver à celui qui concerne la maladie ?</text:span></text:p>
      <text:p text:style-name="P10"><text:span text:style-name="T19"/></text:p>
      <text:p text:style-name="P11"><text:span text:style-name="T20">1953 : Watson et Crick.</text:span></text:p>
      <text:p text:style-name="P11"><text:span text:style-name="T20">1977 : sanger 1e génération.</text:span></text:p>
      <text:p text:style-name="P11"><text:span text:style-name="T20">2001-2003 : proget génom humain.</text:span></text:p>
      <text:p text:style-name="P11"><text:span text:style-name="T20"/></text:p>
      <text:p text:style-name="P15"><text:span text:style-name="T27">Dans le paired base : le petit copain du sens forward est le mate.</text:span></text:p>
      <text:p text:style-name="P11"><text:span text:style-name="T20"/></text:p>
      <text:p text:style-name="P12"><text:span text:style-name="T21">PIERRE</text:span></text:p>
      <text:p text:style-name="P12"><text:span text:style-name="T21"/></text:p>
      <text:p text:style-name="P12"><text:span text:style-name="T21">FASTQ : fichier fasta avec des scores de qualité.</text:span></text:p>
      <text:p text:style-name="P12"><text:span text:style-name="T21">SAM : dit « ce read est positionné à telle position sur le génome. »</text:span></text:p>
      <text:p text:style-name="P12"><text:span text:style-name="T21">BAM :</text:span></text:p>
      <text:p text:style-name="P12"><text:span text:style-name="T21">VCF : regroupe ttes les variations.</text:span></text:p>
      <text:p text:style-name="P13"><text:span text:style-name="T22"/></text:p>
      <text:p text:style-name="P13"><text:span text:style-name="T22">Formats :</text:span></text:p>
      <text:p text:style-name="P13"><text:span text:style-name="T22">Texte : « 254 » : 3 caractères, soit 3 bytes. 1Byte = 8 bit.</text:span></text:p>
      <text:p text:style-name="P13"><text:span text:style-name="T22">1bit : deux informations : allumé ou éteind.</text:span></text:p>
      <text:p text:style-name="P13"><text:span text:style-name="T22">2bit : 4 infos.</text:span></text:p>
      <text:p text:style-name="P13"><text:span text:style-name="T22"/></text:p>
      <text:p text:style-name="P13"><text:span text:style-name="T22">Binaire :</text:span></text:p>
      <text:p text:style-name="P13"><text:span text:style-name="T22">On compresse l'information au niveau binaire.</text:span></text:p>
      <text:p text:style-name="P13"><text:span text:style-name="T22"/></text:p>
      <text:p text:style-name="P14"><text:span text:style-name="T23">Paired-end : 2fichier fasq : pour le foward, pour le backward.</text:span></text:p>
      <text:p text:style-name="P14"><text:span text:style-name="T23"/></text:p>
      <text:p text:style-name="P14"><text:span text:style-name="T23">Fasq : fonctionne par 4 lignes :</text:span></text:p>
      <text:p text:style-name="P14"><text:span text:style-name="T23">le nom du read :</text:span></text:p>
      <text:p text:style-name="P14"><text:span text:style-name="T23"><text:tab/>le nom de la machine qui a séquencé le read.</text:span></text:p>
      <text:p text:style-name="P14"><text:span text:style-name="T23"><text:tab/>Le nom du run : la date, qui a fait la manip...</text:span></text:p>
      <text:p text:style-name="P14"><text:span text:style-name="T23"><text:tab/>le numéro de la flowcell (code barre de la flowcell). Flowcell divisée en </text:span></text:p>
      <text:p text:style-name="P14"><text:span text:style-name="T23"><text:tab/>coordonnées X et Y du spot sur la flowcell.</text:span></text:p>
      <text:p text:style-name="P14"><text:span text:style-name="T23"><text:tab/>0 ou 1 : fait partie d'une paire ou pas ?</text:span></text:p>
      <text:p text:style-name="P14"><text:span text:style-name="T23"><text:tab/>On peut discriminer!= individus avec l'index de séquence.</text:span></text:p>
      <text:p text:style-name="P14"><text:span text:style-name="T23"/></text:p>
      <text:p text:style-name="P14"><text:span text:style-name="T23"><text:tab/>Qualité : plus on séquence, plus la qualité baisse.</text:span></text:p>
      <text:p text:style-name="P14"><text:span text:style-name="T23"><text:tab/>Qsanger = -10.log</text:span><text:span text:style-name="T24">10</text:span><text:span text:style-name="T25">p + 33.</text:span></text:p>
      <text:p text:style-name="P14"><text:span text:style-name="T25"><text:tab/>Les caractères commencent au 33 en code ASCII.</text:span></text:p>
      <text:p text:style-name="P14"><text:span text:style-name="T25"/></text:p>
      <text:p text:style-name="P15"><text:span text:style-name="T26">On prend ts les reads, on les alignes sur un read de référence.</text:span></text:p>
      <text:p text:style-name="P14"><text:span text:style-name="T25"><text:tab/></text:span></text:p>
      <text:p text:style-name="P14"><text:span text:style-name="T23"/></text:p>
      <text:p text:style-name="P14"><text:span text:style-name="T23">le read.</text:span></text:p>
      <text:p text:style-name="P14"><text:span text:style-name="T23">Un délimiteur (+).</text:span></text:p>
      <text:p text:style-name="P14"><text:span text:style-name="T23">Une ligne qui a exactement le mm nb de caractères que le read. </text:span></text:p>
      <text:p text:style-name="P14"><text:span text:style-name="T23"/></text:p>
      <text:p text:style-name="P15"><text:soft-page-break/><text:span text:style-name="T27">SAM : sequence alignment map : format générique pr stocker des grand alignements de séquence.</text:span></text:p>
      <text:p text:style-name="P15"><text:span text:style-name="T27">Simple (utile pour le pipeline linux), compact, permet une indexation du fichier (il faut qu'on puisse se dire, je veux les infos sur le chms 23, à partir de position 25).</text:span></text:p>
      <text:p text:style-name="P15"><text:span text:style-name="T27"/></text:p>
      <text:p text:style-name="P15"><text:span text:style-name="T27">Les GROUPS dans le fichier SAM : sert à définir la préparation de l'échantillon...</text:span></text:p>
      <text:p text:style-name="P15"><text:span text:style-name="T27">Chaque ligne correspond à 1 read, et pas une paire de read (dans le cas des pared-end sequencing).</text:span></text:p>
      <text:p text:style-name="P15"><text:span text:style-name="T27"/></text:p>
      <text:p text:style-name="P15"><text:span text:style-name="T27">Nom du read</text:span></text:p>
      <text:p text:style-name="P15"><text:span text:style-name="T27">FLAG : infos précises sur l'état du mate, sur l'état de l'alignement (compressé en binaire).</text:span></text:p>
      <text:p text:style-name="P15"><text:span text:style-name="T27">RNAME : nom de chromosome humain.</text:span></text:p>
      <text:p text:style-name="P15"><text:span text:style-name="T27">POS : telle position sur le chms.</text:span></text:p>
      <text:p text:style-name="P15"><text:span text:style-name="T27"/></text:p>
      <text:p text:style-name="P15"><text:span text:style-name="T27">CIGAR string : compact de l'alignement sur le génome.</text:span></text:p>
      <text:p text:style-name="P15"><text:span text:style-name="T27">MATE : RNEXT : quel est le chms sur lequel il se trouve. SI on en a bcp qui sont sur des cmhs différents : translocation, PNEXT : la position du mate : Si tt se passe bien : on a la distance entre le mate et le forward : <text:s/>TLEN.</text:span></text:p>
      <text:p text:style-name="P15"><text:span text:style-name="T27">SEQ : la sequence.</text:span></text:p>
      <text:p text:style-name="P15"><text:span text:style-name="T27">META : un fourre-tout.</text:span></text:p>
      <text:p text:style-name="P15"><text:span text:style-name="T27"/></text:p>
      <text:p text:style-name="P16"><text:span text:style-name="T28">FLAG : nombre. Ce sont 2 bytes. </text:span></text:p>
      <text:p text:style-name="P16"><text:span text:style-name="T28">1</text:span><text:span text:style-name="T13">er </text:span><text:span text:style-name="T28">: allumé si c'est du paired-sequencing.</text:span></text:p>
      <text:p text:style-name="P17"><text:span text:style-name="T29">2</text:span><text:span text:style-name="T14">e</text:span><text:span text:style-name="T29"> : allumé si la amte est sur le mm chms, et si la position est raisonnable, et si ils sont bien dans un sens opposé</text:span></text:p>
      <text:p text:style-name="P17"><text:span text:style-name="T29">3</text:span><text:span text:style-name="T14">e</text:span><text:span text:style-name="T29">: on check si le read a bien été placé sur lé génome.</text:span></text:p>
      <text:p text:style-name="P17"><text:span text:style-name="T29">4</text:span><text:span text:style-name="T14">e</text:span><text:span text:style-name="T29">:mappé sur séquence reverse de la référence ou non ?</text:span></text:p>
      <text:p text:style-name="P17"><text:span text:style-name="T29">5</text:span><text:span text:style-name="T14">e</text:span><text:span text:style-name="T29">:si le mate est sur reverse strand ? Allumé.</text:span></text:p>
      <text:p text:style-name="P18"><text:span text:style-name="T30">6</text:span><text:span text:style-name="T15">e </text:span><text:span text:style-name="T30">: le readvient du fastq forward ou du reverse ?</text:span></text:p>
      <text:p text:style-name="P18"><text:span text:style-name="T30">7</text:span><text:span text:style-name="T15">e </text:span><text:span text:style-name="T30">: Certains logiciels d'alignement vont proposer des alignement alternatifs, avec une meilleur qualité. → si ce read est un alternatif, allumé.</text:span></text:p>
      <text:p text:style-name="P18"><text:span text:style-name="T30">8</text:span><text:span text:style-name="T15">e</text:span><text:span text:style-name="T30"> : </text:span></text:p>
      <text:p text:style-name="P18"><text:span text:style-name="T30">9</text:span><text:span text:style-name="T15">e</text:span><text:span text:style-name="T30"> : alignemnt duplicat, dû à un artefact de PCR.</text:span></text:p>
      <text:p text:style-name="P18"><text:span text:style-name="T30"/></text:p>
      <text:p text:style-name="P18"><text:span text:style-name="T30"/></text:p>
      <text:p text:style-name="P18"><text:span text:style-name="T30">CIGAR : décrire l'alignement de façon compacte.</text:span></text:p>
      <text:p text:style-name="P19"><text:span text:style-name="T31">TAAAAAG</text:span></text:p>
      <text:p text:style-name="P19"><text:span text:style-name="T31">TAATAAG</text:span></text:p>
      <text:p text:style-name="P19"><text:span text:style-name="T31"/></text:p>
      <text:p text:style-name="P19"><text:span text:style-name="T31">7M : 7matches.</text:span></text:p>
      <text:p text:style-name="P19"><text:span text:style-name="T31">description : 3=1x3=</text:span></text:p>
      <text:p text:style-name="P19"><text:span text:style-name="T31">3= 3match de bases complémentaires.</text:span></text:p>
      <text:p text:style-name="P19"><text:span text:style-name="T31">1x : 1match de séquences non-complémentaires.</text:span></text:p>
      <text:p text:style-name="P19"><text:span text:style-name="T31">3= : idem</text:span></text:p>
      <text:p text:style-name="P19"><text:span text:style-name="T31"/></text:p>
      <text:p text:style-name="P20"><text:span text:style-name="T32">format BAM : + compact : représentation binaire du format SAM.</text:span></text:p>
      <text:p text:style-name="P20"><text:span text:style-name="T32">Indexation : on obtient rapidement les read à une position donnée.</text:span></text:p>
      <text:p text:style-name="P21"><text:span text:style-name="T33">Forme alternative au format GZIP : BGZF : permet de dézipper localement un fichier, et pas de dérouler completemenet le fichier avant d'accéder à l'info (ces fichiers font plusieurs Go).</text:span></text:p>
      <text:p text:style-name="P21"><text:span text:style-name="T33"/></text:p>
      <text:p text:style-name="P26"><text:span text:style-name="T34">Tabix</text:span></text:p>
      <text:p text:style-name="P22"><text:span text:style-name="T34">logiciel utile pour la génomique. Indexaton de fichier.</text:span></text:p>
      <text:p text:style-name="P22"><text:span text:style-name="T34">Découper un chromosome en couches qu'on va sous-découper.</text:span></text:p>
      <text:p text:style-name="P22"><text:span text:style-name="T34">Assigner un index à une région du génome, en fonction de la façon dont il recoupe les inde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NIEL</meta:initial-creator>
    <meta:creation-date>2013-09-23T09:34:43</meta:creation-date>
    <dc:date>2013-09-23T11:50:07</dc:date>
    <dc:creator>Clément NIEL</dc:creator>
    <meta:editing-duration>PT2H14M2S</meta:editing-duration>
    <meta:editing-cycles>26</meta:editing-cycles>
    <meta:generator>LibreOffice/4.0.2.2$Linux_x86 LibreOffice_project/400m0$Build-2</meta:generator>
    <meta:document-statistic meta:table-count="0" meta:image-count="0" meta:object-count="0" meta:page-count="4" meta:paragraph-count="143" meta:word-count="1469" meta:character-count="8139" meta:non-whitespace-character-count="6788"/>
  </office:meta>
</office:document-meta>
</file>